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cd6df" officeooo:paragraph-rsid="001cd6df"/>
    </style:style>
    <style:style style:name="P2" style:family="paragraph" style:parent-style-name="Standard">
      <style:paragraph-properties fo:text-align="justify" style:justify-single-word="false"/>
      <style:text-properties officeooo:paragraph-rsid="001e48be"/>
    </style:style>
    <style:style style:name="P3" style:family="paragraph" style:parent-style-name="Standard">
      <style:paragraph-properties fo:text-align="justify" style:justify-single-word="false"/>
      <style:text-properties officeooo:paragraph-rsid="0020cbfc"/>
    </style:style>
    <style:style style:name="P4" style:family="paragraph" style:parent-style-name="Standard">
      <style:paragraph-properties fo:text-align="justify" style:justify-single-word="false"/>
      <style:text-properties officeooo:rsid="001e48be" officeooo:paragraph-rsid="001e48be"/>
    </style:style>
    <style:style style:name="P5" style:family="paragraph" style:parent-style-name="Standard">
      <style:paragraph-properties fo:text-align="justify" style:justify-single-word="false"/>
      <style:text-properties officeooo:rsid="001fa08b" officeooo:paragraph-rsid="001fa08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d6df"/>
    </style:style>
    <style:style style:name="T3" style:family="text">
      <style:text-properties fo:language="en" fo:country="US" officeooo:rsid="001d7ddd"/>
    </style:style>
    <style:style style:name="T4" style:family="text">
      <style:text-properties fo:language="en" fo:country="US" officeooo:rsid="001e48be"/>
    </style:style>
    <style:style style:name="T5" style:family="text">
      <style:text-properties fo:language="en" fo:country="US" officeooo:rsid="002049c5"/>
    </style:style>
    <style:style style:name="T6" style:family="text">
      <style:text-properties fo:language="en" fo:country="US" officeooo:rsid="0020cbfc"/>
    </style:style>
    <style:style style:name="T7" style:family="text">
      <style:text-properties fo:language="en" fo:country="US" fo:font-style="italic" officeooo:rsid="001d7ddd"/>
    </style:style>
    <style:style style:name="T8" style:family="text">
      <style:text-properties fo:language="en" fo:country="US" fo:font-style="italic" officeooo:rsid="001d7ddd" style:font-style-asian="italic" style:font-style-complex="italic"/>
    </style:style>
    <style:style style:name="T9" style:family="text">
      <style:text-properties fo:language="en" fo:country="US" fo:font-style="normal" officeooo:rsid="001d7ddd" style:font-style-asian="normal" style:font-style-complex="normal"/>
    </style:style>
    <style:style style:name="T10" style:family="text">
      <style:text-properties fo:language="en" fo:country="US" officeooo:rsid="00211236"/>
    </style:style>
    <style:style style:name="T11" style:family="text">
      <style:text-properties officeooo:rsid="001e4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ll metal Jacket</text:h>
      <text:p text:style-name="Quotations">A great mixture of enjoyment, war and psychology.</text:p>
      <text:p text:style-name="P1"/>
      <text:p text:style-name="P3"><text:span text:style-name="T3">Full metal Jacket is a Stan</text:span><text:span text:style-name="T5">ley</text:span><text:span text:style-name="T3"> Kubrick's film of 1987, based on Hasford's 1979 novel </text:span><text:span text:style-name="T8">The Short-Timers</text:span><text:span text:style-name="T3">. That film is divided in </text:span><text:span text:style-name="T5">two</text:span><text:span text:style-name="T3"> part. The first one is hilarious. It narrate</text:span><text:span text:style-name="T5">s</text:span><text:span text:style-name="T3"> the t</text:span><text:span text:style-name="T4">r</text:span><text:span text:style-name="T3">aining of ne</text:span><text:span text:style-name="T2">w </text:span><text:span text:style-name="T3">recruits in 1967, Parris Island</text:span><text:span text:style-name="T5">'s</text:span><text:span text:style-name="T3"> base, USA. The group of ne</text:span><text:span text:style-name="T5">w</text:span><text:span text:style-name="T3"> US Marine Corps </text:span><text:span text:style-name="T2">was under the direction of Hartman (R. Lee Ermey). His performance, </text:span><text:span text:style-name="T5">as a </text:span><text:span text:style-name="T2">caricature of a </text:span><text:span text:style-name="T5">tyrannic</text:span><text:span text:style-name="T2"> Senior Drill Instructor, </text:span><text:span text:style-name="T5">w</text:span><text:span text:style-name="T2">as </text:span><text:span text:style-name="T5">absolutely</text:span><text:span text:style-name="T2"> </text:span><text:span text:style-name="T5">brilliant.</text:span><text:span text:style-name="T2"> During 1 year the group will learn how to play war, singing </text:span><text:span text:style-name="T11">Marines chant like “One, t</text:span><text:span text:style-name="T2">w</text:span><text:span text:style-name="T4">o, three, four, I love the Marine Cops. This is my riffle, this is my gun. This is for killing. This is for fun”. During that part of pure comedy, </text:span><text:span text:style-name="T2">w</text:span><text:span text:style-name="T4">e </text:span><text:span text:style-name="T2">w</text:span><text:span text:style-name="T4">ill see the evolution of “Joker” (Matthe</text:span><text:span text:style-name="T2">w </text:span><text:span text:style-name="T4">Modine), “Co</text:span><text:span text:style-name="T2">w</text:span><text:span text:style-name="T4">boy” (Arliss Ho</text:span><text:span text:style-name="T2">w</text:span><text:span text:style-name="T4">ard), “Rafter Man” </text:span><text:span text:style-name="T6">(Kevyn Major Howard</text:span><text:span text:style-name="T5">), </text:span><text:span text:style-name="T4">“Gomer Pyle” (Vincent D'Onofrio), and the other recruit. They stop</text:span><text:span text:style-name="T5">ed</text:span><text:span text:style-name="T4"> to be child</text:span><text:span text:style-name="T5">s</text:span><text:span text:style-name="T4"> to become “real men”. That process, due tot the sarcasm of their gunnery Sergent </text:span><text:span text:style-name="T2">w</text:span><text:span text:style-name="T4">as really hard </text:span><text:span text:style-name="T5">especially</text:span><text:span text:style-name="T4"> for Gomer Pyle.</text:span></text:p>
      <text:p text:style-name="P4"><text:span text:style-name="T1">One year after,</text:span><text:span text:style-name="T2"> </text:span><text:span text:style-name="T1">just after </text:span><text:span text:style-name="T5">being</text:span><text:span text:style-name="T1"> graduate</text:span><text:span text:style-name="T5">d</text:span><text:span text:style-name="T1">, an unfortunate incident occurred in the compagnie. </text:span><text:span text:style-name="T2">W</text:span><text:span text:style-name="T1">ith that event stanley Kubrick marked the end of the fun inside the film. Follo</text:span><text:span text:style-name="T2">w</text:span><text:span text:style-name="T1">ing it, spectators and Marines </text:span><text:span text:style-name="T2">w</text:span><text:span text:style-name="T1">ere </text:span><text:span text:style-name="T5">propelled</text:span><text:span text:style-name="T1"> in the Vietnam War.</text:span></text:p>
      <text:p text:style-name="P4"><text:span text:style-name="T1"/></text:p>
      <text:p text:style-name="P3"><text:span text:style-name="T4">The second part is serious. Ther</text:span><text:span text:style-name="T5">e</text:span><text:span text:style-name="T4"> is no more fun. </text:span><text:span text:style-name="T2">W</text:span><text:span text:style-name="T4">e continue to follo</text:span><text:span text:style-name="T2">w </text:span><text:span text:style-name="T4">Joker and </text:span><text:span text:style-name="T1">Rafter Man</text:span><text:span text:style-name="T4">, as </text:span><text:span text:style-name="T2">w</text:span><text:span text:style-name="T4">ar journalists. At their arrival in Phy Bay, it's </text:span><text:span text:style-name="T2">w</text:span><text:span text:style-name="T4">ar, but nothing seems to </text:span><text:span text:style-name="T5">occurred.</text:span><text:span text:style-name="T4"> Ho</text:span><text:span text:style-name="T2">w</text:span><text:span text:style-name="T4">ever after the Battle of Hue, the </text:span><text:span text:style-name="T5">story</text:span><text:span text:style-name="T4"> go from one attack to another.</text:span></text:p>
      <text:p text:style-name="P4"><text:span text:style-name="T1">That port sho</text:span><text:span text:style-name="T2">w </text:span><text:span text:style-name="T1">human's </text:span><text:span text:style-name="T5">psychology</text:span><text:span text:style-name="T1">, </text:span><text:span text:style-name="T5">especially</text:span><text:span text:style-name="T1"> at </text:span><text:span text:style-name="T2">w</text:span><text:span text:style-name="T1">ar. For </text:span><text:span text:style-name="T5">example</text:span><text:span text:style-name="T1">, Jocker have a peace symbol on his uniform, </text:span><text:span text:style-name="T5">an</text:span><text:span text:style-name="T1">d “born to kill” painted on his helmet. It sho</text:span><text:span text:style-name="T2">w </text:span><text:span text:style-name="T1">the duality of human's mind. Sergent “Animal Mother” (Adam </text:span><text:span text:style-name="T10">Ba</text:span><text:span text:style-name="T1">ld</text:span><text:span text:style-name="T2">w</text:span><text:span text:style-name="T1">in) is a cra</text:span><text:span text:style-name="T5">z</text:span><text:span text:style-name="T1">y an</text:span><text:span text:style-name="T5">d</text:span><text:span text:style-name="T1"> nihilistic M60 machine gunner, but he tried to rescue caporal “</text:span><text:span text:style-name="T10">E</text:span><text:span text:style-name="T1">ightball” (Dorian Hare</text:span><text:span text:style-name="T2">w</text:span><text:span text:style-name="T1">ood), even if the caporal </text:span><text:span text:style-name="T2">w</text:span><text:span text:style-name="T1">as already “</text:span><text:span text:style-name="T2">w</text:span><text:span text:style-name="T1">asted” (dead in their military jargon). Each character have it o</text:span><text:span text:style-name="T2">w</text:span><text:span text:style-name="T1">n personality. It allo</text:span><text:span text:style-name="T2">w</text:span><text:span text:style-name="T1">ed Stanley Kubrick to sho</text:span><text:span text:style-name="T2">w </text:span><text:span text:style-name="T1">human's mind complexity.</text:span></text:p>
      <text:p text:style-name="P4"><text:span text:style-name="T1"/></text:p>
      <text:p text:style-name="P2"><text:span text:style-name="T4">To sum up, Full Metal Jacket </text:span><text:span text:style-name="T2">w</text:span><text:span text:style-name="T4">as an excellent film. The t</text:span><text:span text:style-name="T2">w</text:span><text:span text:style-name="T4">o part </text:span><text:span text:style-name="T5">had</text:span><text:span text:style-name="T4"> nothing in common but both </text:span><text:span text:style-name="T2">w</text:span><text:span text:style-name="T4">ere brilliant. The press </text:span><text:span text:style-name="T2">w</text:span><text:span text:style-name="T4">as enthusiastic. Metacritic gave it a score of 78 out of 100 and Rotten tomatoes 94. It </text:span><text:span text:style-name="T2">w</text:span><text:span text:style-name="T4">on t</text:span><text:span text:style-name="T2">w</text:span><text:span text:style-name="T4">o prices at Boston Society of Film Critic A</text:span><text:span text:style-name="T2">w</text:span><text:span text:style-name="T4">ards, one at </text:span><text:span text:style-name="T1">London Critics Circle Film Awards, </text:span><text:span text:style-name="T4">and one at Kinema Junpo Awards. For sources, see </text:span><text:span text:style-name="T5">Wikipedia’s</text:span><text:span text:style-name="T4"> article. The </text:span><text:span text:style-name="T5">work</text:span><text:span text:style-name="T4"> of Ermey (Sergent instructor </text:span><text:span text:style-name="T5">Harman</text:span><text:span text:style-name="T4">) </text:span><text:span text:style-name="T2">w</text:span><text:span text:style-name="T4">as </text:span><text:span text:style-name="T5">noticed</text:span><text:span text:style-name="T4"> by </text:span><text:span text:style-name="T5">critics</text:span><text:span text:style-name="T4"> for his performance.</text:span></text:p>
      <text:p text:style-name="P5"><text:span text:style-name="T4">I </text:span><text:span text:style-name="T1">have one thing to say, </text:span><text:span text:style-name="T5">if it is not already done, </text:span><text:span text:style-name="T2">w</text:span><text:span text:style-name="T1">atch it !</text:span></text:p>
      <text:p text:style-name="P2"><text:span text:style-name="T4"/></text:p>
      <text:p text:style-name="Signature"><text:span text:style-name="T4">R</text:span><text:span text:style-name="T1">obin Mou</text:span><text:span text:style-name="T5">s</text:span><text:span text:style-name="T1">s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.499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20:18:09.156766162</meta:creation-date>
    <dc:date>2014-01-12T12:42:40.719244467</dc:date>
    <dc:creator>Robin Moussu</dc:creator>
    <meta:editing-duration>PT15H39M20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1" meta:paragraph-count="9" meta:word-count="448" meta:character-count="2595" meta:non-whitespace-character-count="2156"/>
  </office:meta>
</office:document-meta>
</file>